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99mm" svg:height="89.99mm" svg:x="61.66mm" svg:y="10.83mm">
            <loext:p draw:notify-on-update-of-ranges="option_roi_result.B1:option_roi_result.B1 option_roi_result.B2:option_roi_result.B2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</text:p>
          </table:table-cell>
        </table:table-row>
        <table:table-row table:style-name="ro1">
          <table:table-cell office:value-type="string" calcext:value-type="string">
            <text:p>2012/1/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012/1/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2/1/6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2/1/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string" calcext:value-type="string">
            <text:p>2012/1/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2012/1/12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2012/1/13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2012/1/16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2012/1/17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string" calcext:value-type="string">
            <text:p>2012/1/18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2012/1/30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2012/1/31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string" calcext:value-type="string">
            <text:p>2012/2/1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string" calcext:value-type="string">
            <text:p>2012/2/2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string" calcext:value-type="string">
            <text:p>2012/2/3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2012/2/4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string" calcext:value-type="string">
            <text:p>2012/2/6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string" calcext:value-type="string">
            <text:p>2012/2/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2/2/1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2/2/1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2/2/1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2/2/2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2/2/2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2/2/2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2/2/2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2/2/2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2/2/2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12/3/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12/3/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2/3/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2/3/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2/3/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2/3/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2/3/1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2/3/1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2012/3/1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2012/3/1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012/3/1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2012/3/1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2012/3/2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2012/3/2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2012/3/2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2012/3/2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2012/3/26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2012/3/27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2012/3/28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2012/3/29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2012/3/30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2012/4/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2012/4/5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2012/4/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2012/4/9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2012/4/1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2012/4/11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2012/4/12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2012/4/13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2012/4/1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2012/4/1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2/4/1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2/4/19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2/4/2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2/4/23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2012/4/24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2012/4/2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2012/4/26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2012/4/27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2012/4/3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2012/5/2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2012/5/3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2012/5/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2012/5/8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2012/5/9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2012/5/1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2/5/11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2/5/15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2012/5/16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2012/5/17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2012/5/18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2012/5/21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2012/5/22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2012/5/23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2012/5/24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2012/5/25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2012/5/28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2012/5/29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2012/5/31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012/6/1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2012/6/4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2012/6/8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2/6/1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2012/6/12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2012/6/13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2012/6/14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2012/6/15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2012/6/18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2012/6/19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2012/6/20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string" calcext:value-type="string">
            <text:p>2012/6/21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2012/6/22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2012/6/2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2012/6/26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2012/6/27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2012/6/28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string" calcext:value-type="string">
            <text:p>2012/6/2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2/7/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2012/7/3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2012/7/4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2012/7/5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2012/7/9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2012/7/10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2012/7/11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2012/7/12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2012/7/16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2012/7/17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string" calcext:value-type="string">
            <text:p>2012/7/18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2012/7/19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2012/7/20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string" calcext:value-type="string">
            <text:p>2012/7/23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string" calcext:value-type="string">
            <text:p>2012/7/24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string" calcext:value-type="string">
            <text:p>2012/7/25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string" calcext:value-type="string">
            <text:p>2012/7/26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string" calcext:value-type="string">
            <text:p>2012/7/30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string" calcext:value-type="string">
            <text:p>2012/7/31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string" calcext:value-type="string">
            <text:p>2012/8/1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string" calcext:value-type="string">
            <text:p>2012/8/3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string" calcext:value-type="string">
            <text:p>2012/8/6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string" calcext:value-type="string">
            <text:p>2012/8/7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string" calcext:value-type="string">
            <text:p>2012/8/8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string" calcext:value-type="string">
            <text:p>2012/8/9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string" calcext:value-type="string">
            <text:p>2012/8/10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string" calcext:value-type="string">
            <text:p>2012/8/14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string" calcext:value-type="string">
            <text:p>2012/8/15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string" calcext:value-type="string">
            <text:p>2012/8/16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string" calcext:value-type="string">
            <text:p>2012/8/17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string" calcext:value-type="string">
            <text:p>2012/8/20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string" calcext:value-type="string">
            <text:p>2012/8/21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string" calcext:value-type="string">
            <text:p>2012/8/23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string" calcext:value-type="string">
            <text:p>2012/8/24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string" calcext:value-type="string">
            <text:p>2012/8/27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string" calcext:value-type="string">
            <text:p>2012/8/29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2012/8/30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string" calcext:value-type="string">
            <text:p>2012/8/31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string" calcext:value-type="string">
            <text:p>2012/9/3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2012/9/4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2012/9/5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2012/9/6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2012/9/7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2012/9/10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string" calcext:value-type="string">
            <text:p>2012/9/11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2012/9/12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2012/9/13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2012/9/17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2012/9/18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2012/9/20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2012/9/21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2012/9/2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2012/9/25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2012/9/26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string" calcext:value-type="string">
            <text:p>2012/9/27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2012/10/1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2012/10/2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2012/10/3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2012/10/4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2012/10/5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2012/10/8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string" calcext:value-type="string">
            <text:p>2012/10/9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string" calcext:value-type="string">
            <text:p>2012/10/11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string" calcext:value-type="string">
            <text:p>2012/10/12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string" calcext:value-type="string">
            <text:p>2012/10/17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2012/10/19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string" calcext:value-type="string">
            <text:p>2012/10/22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2012/10/23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string" calcext:value-type="string">
            <text:p>2012/10/24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2012/10/25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2012/10/26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2012/10/29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2012/10/30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2012/10/31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2012/11/5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2012/11/6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2012/11/7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2012/11/8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2012/11/9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string" calcext:value-type="string">
            <text:p>2012/11/14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2012/11/15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2012/11/16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2012/11/19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2012/11/21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2012/11/22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string" calcext:value-type="string">
            <text:p>2012/11/23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string" calcext:value-type="string">
            <text:p>2012/11/26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2012/11/27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2012/11/28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2012/11/30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2012/12/5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string" calcext:value-type="string">
            <text:p>2012/12/6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string" calcext:value-type="string">
            <text:p>2012/12/7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string" calcext:value-type="string">
            <text:p>2012/12/10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string" calcext:value-type="string">
            <text:p>2012/12/11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2012/12/12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string" calcext:value-type="string">
            <text:p>2012/12/14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string" calcext:value-type="string">
            <text:p>2012/12/17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string" calcext:value-type="string">
            <text:p>2012/12/18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2012/12/19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string" calcext:value-type="string">
            <text:p>2012/12/20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string" calcext:value-type="string">
            <text:p>2012/12/21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string" calcext:value-type="string">
            <text:p>2012/12/22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string" calcext:value-type="string">
            <text:p>2012/12/24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string" calcext:value-type="string">
            <text:p>2012/12/25</text:p>
          </table:table-cell>
          <table:table-cell office:value-type="float" office:value="1733" calcext:value-type="float">
            <text:p>1733</text:p>
          </table:table-cell>
        </table:table-row>
        <table:table-row table:style-name="ro1">
          <table:table-cell office:value-type="string" calcext:value-type="string">
            <text:p>2012/12/26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string" calcext:value-type="string">
            <text:p>2012/12/27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string" calcext:value-type="string">
            <text:p>2012/12/28</text:p>
          </table:table-cell>
          <table:table-cell office:value-type="float" office:value="1724" calcext:value-type="float">
            <text:p>17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7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7T03:01:53.606386450</dc:date>
    <meta:editing-duration>PT46S</meta:editing-duration>
    <meta:editing-cycles>1</meta:editing-cycles>
    <meta:document-statistic meta:table-count="1" meta:cell-count="42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5cm" svg:y="4.201cm" style:legend-expansion="high" chart:style-name="ch2"/>
        <chart:plot-area chart:style-name="ch3" table:cell-range-address="option_roi_result.B1:option_roi_result.B213" chart:data-source-has-labels="row" svg:x="0.32cm" svg:y="0.18cm" svg:width="14.235cm" svg:height="8.64cm">
          <chartooo:coordinate-region svg:x="1.312cm" svg:y="0.379cm" svg:width="13.24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ption_roi_result.B2:option_roi_result.B213" chart:label-cell-address="option_roi_result.B1:option_roi_result.B1" chart:class="chart:bar">
            <chart:data-point chart:repeated="2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  <draw:g>
                  <svg:desc>option_roi_result.B1:option_roi_resul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  <draw:g>
                  <svg:desc>option_roi_result.B2:option_roi_result.B2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24">
                <text:p>17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